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 avgspeed_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AvgSpeed(Km/Hr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13801622417898" calcext:value-type="float">
            <text:p>4.13801622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25620430181328" calcext:value-type="float">
            <text:p>3.25620430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68889228523141" calcext:value-type="float">
            <text:p>3.688892285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.53917045182455" calcext:value-type="float">
            <text:p>5.53917045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6802347330517" calcext:value-type="float">
            <text:p>3.680234733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.45961130139464" calcext:value-type="float">
            <text:p>2.45961130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.63207660792664" calcext:value-type="float">
            <text:p>3.632076607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.92173245346497" calcext:value-type="float">
            <text:p>1.92173245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.17695583771499" calcext:value-type="float">
            <text:p>2.176955837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.659485086826796" calcext:value-type="float">
            <text:p>0.65948508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9.273193648466" calcext:value-type="float">
            <text:p>49.273193648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.51547871202603" calcext:value-type="float">
            <text:p>7.5154787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7.27044135492213" calcext:value-type="float">
            <text:p>7.270441354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.12056352848546" calcext:value-type="float">
            <text:p>7.120563528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.9340972452857" calcext:value-type="float">
            <text:p>10.934097245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.22231368093947" calcext:value-type="float">
            <text:p>5.222313680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.23117028067487" calcext:value-type="float">
            <text:p>3.231170280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6.92101361540727" calcext:value-type="float">
            <text:p>6.921013615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5.44729319979026" calcext:value-type="float">
            <text:p>5.447293199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7.01644350774394" calcext:value-type="float">
            <text:p>7.016443507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.27112791066458" calcext:value-type="float">
            <text:p>6.2711279107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.1893290238056" calcext:value-type="float">
            <text:p>22.189329023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.7028403667861" calcext:value-type="float">
            <text:p>2.702840366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63.2842598953086" calcext:value-type="float">
            <text:p>63.284259895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.16725881066552" calcext:value-type="float">
            <text:p>3.167258810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8.78958558527745" calcext:value-type="float">
            <text:p>8.789585585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.11660420246511" calcext:value-type="float">
            <text:p>3.116604202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.2681554662834" calcext:value-type="float">
            <text:p>1.2681554663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.29094302805421" calcext:value-type="float">
            <text:p>7.2909430281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4.2229426933841" calcext:value-type="float">
            <text:p>14.222942693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.39698773658136" calcext:value-type="float">
            <text:p>3.3969877366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.87545916652405" calcext:value-type="float">
            <text:p>3.875459166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.32734262336354" calcext:value-type="float">
            <text:p>4.3273426234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.28611656075674" calcext:value-type="float">
            <text:p>2.2861165608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6.37917909196033" calcext:value-type="float">
            <text:p>6.37917909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0.499771723778186" calcext:value-type="float">
            <text:p>0.4997717238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5.41516024070376" calcext:value-type="float">
            <text:p>5.415160240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6.95714024252112" calcext:value-type="float">
            <text:p>6.9571402425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.67643603175668" calcext:value-type="float">
            <text:p>2.676436031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.99566673551379" calcext:value-type="float">
            <text:p>5.995666735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.14671999163065" calcext:value-type="float">
            <text:p>1.1467199916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1.3897504229499" calcext:value-type="float">
            <text:p>11.3897504229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6.32789271221006" calcext:value-type="float">
            <text:p>6.327892712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.9107525399007" calcext:value-type="float">
            <text:p>3.9107525399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6.6431572076493" calcext:value-type="float">
            <text:p>6.6431572076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.71256348901754" calcext:value-type="float">
            <text:p>3.712563489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7.76470897264727" calcext:value-type="float">
            <text:p>7.764708972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.31685053567319" calcext:value-type="float">
            <text:p>4.3168505357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4.838084438248" calcext:value-type="float">
            <text:p>14.838084438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40.1674934262521" calcext:value-type="float">
            <text:p>40.167493426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85304148078144" calcext:value-type="float">
            <text:p>5.8530414808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3.14316388469278" calcext:value-type="float">
            <text:p>3.1431638847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24.243963865357" calcext:value-type="float">
            <text:p>24.2439638654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3.35659059905995" calcext:value-type="float">
            <text:p>3.3565905991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.9454680738737" calcext:value-type="float">
            <text:p>1.9454680739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5.04393705167357" calcext:value-type="float">
            <text:p>5.0439370517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.39554192982156" calcext:value-type="float">
            <text:p>6.3955419298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4.78197313680917" calcext:value-type="float">
            <text:p>4.7819731368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7.39812146933276" calcext:value-type="float">
            <text:p>7.398121469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2.7391655890911" calcext:value-type="float">
            <text:p>2.7391655891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.07800537332284" calcext:value-type="float">
            <text:p>2.0780053733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9.10690119916617" calcext:value-type="float">
            <text:p>9.106901199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.85594078763341" calcext:value-type="float">
            <text:p>8.8559407876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.00023494186587" calcext:value-type="float">
            <text:p>6.000234941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.20151547537514" calcext:value-type="float">
            <text:p>4.201515475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4.29197401400041" calcext:value-type="float">
            <text:p>4.291974014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2.1657865367996" calcext:value-type="float">
            <text:p>12.1657865368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0.6986325931455" calcext:value-type="float">
            <text:p>10.698632593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3.74216016160164" calcext:value-type="float">
            <text:p>3.7421601616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9.95068702945665" calcext:value-type="float">
            <text:p>9.9506870295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.12808645111244" calcext:value-type="float">
            <text:p>5.1280864511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5.45963382014744" calcext:value-type="float">
            <text:p>5.4596338201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0.567715736923645" calcext:value-type="float">
            <text:p>0.5677157369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4.77125252286511" calcext:value-type="float">
            <text:p>4.7712525229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8.21700019861081" calcext:value-type="float">
            <text:p>8.2170001986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.97024181510748" calcext:value-type="float">
            <text:p>7.9702418151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9.6498909788596" calcext:value-type="float">
            <text:p>19.6498909789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2.22266947157233" calcext:value-type="float">
            <text:p>2.2226694716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4.72673992045543" calcext:value-type="float">
            <text:p>4.7267399205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8.2663137895649" calcext:value-type="float">
            <text:p>18.266313789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7.63397776931716" calcext:value-type="float">
            <text:p>7.6339777693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5.04825339683468" calcext:value-type="float">
            <text:p>5.0482533968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8.31891354897809" calcext:value-type="float">
            <text:p>8.318913549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0.6306920656232" calcext:value-type="float">
            <text:p>10.630692065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7.40341116595335" calcext:value-type="float">
            <text:p>7.403411166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7.57867448922512" calcext:value-type="float">
            <text:p>7.5786744892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5.2049234885527" calcext:value-type="float">
            <text:p>15.2049234886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2.60189441292062" calcext:value-type="float">
            <text:p>2.6018944129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5.79748145700235" calcext:value-type="float">
            <text:p>5.797481457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5.2540367288194" calcext:value-type="float">
            <text:p>15.2540367288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5.62765210003022" calcext:value-type="float">
            <text:p>5.6276521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2.7954474972777" calcext:value-type="float">
            <text:p>12.7954474973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9.44763732035847" calcext:value-type="float">
            <text:p>9.4476373204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.83375899505085" calcext:value-type="float">
            <text:p>5.8337589951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4.78197313680917" calcext:value-type="float">
            <text:p>4.7819731368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4.19210734568485" calcext:value-type="float">
            <text:p>4.192107345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.157879511697" calcext:value-type="float">
            <text:p>5.1578795117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5.39704383902307" calcext:value-type="float">
            <text:p>5.397043839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.94351749475869" calcext:value-type="float">
            <text:p>1.943517494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27.3488675366735" calcext:value-type="float">
            <text:p>27.348867536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.32541242416752" calcext:value-type="float">
            <text:p>4.3254124242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9.34147828088369" calcext:value-type="float">
            <text:p>9.3414782809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6.70594168432571" calcext:value-type="float">
            <text:p>6.7059416843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7.41937075643383" calcext:value-type="float">
            <text:p>7.4193707564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3.4028852715475" calcext:value-type="float">
            <text:p>3.4028852715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2.28122031077376" calcext:value-type="float">
            <text:p>2.2812203108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0.448969699308684" calcext:value-type="float">
            <text:p>0.4489696993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0.161286514911852" calcext:value-type="float">
            <text:p>0.1612865149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.06183659400221" calcext:value-type="float">
            <text:p>5.061836594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11.5314933372389" calcext:value-type="float">
            <text:p>11.5314933372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4.72344806637513" calcext:value-type="float">
            <text:p>4.7234480664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4.6354221687047" calcext:value-type="float">
            <text:p>14.6354221687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4.14388503627015" calcext:value-type="float">
            <text:p>4.1438850363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12.7293052782947" calcext:value-type="float">
            <text:p>12.7293052783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19.5665687738204" calcext:value-type="float">
            <text:p>19.5665687738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22.7150843543432" calcext:value-type="float">
            <text:p>22.7150843543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6.99541409648619" calcext:value-type="float">
            <text:p>6.9954140965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3.69107222758" calcext:value-type="float">
            <text:p>13.6910722276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10.0091240200025" calcext:value-type="float">
            <text:p>10.0091240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3.18832922919105" calcext:value-type="float">
            <text:p>3.188329229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1.9181712439029" calcext:value-type="float">
            <text:p>11.9181712439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7.95955649603999" calcext:value-type="float">
            <text:p>7.959556496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3.26760633792914" calcext:value-type="float">
            <text:p>3.2676063379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1.40110300336431" calcext:value-type="float">
            <text:p>1.4011030034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77.8176475441054" calcext:value-type="float">
            <text:p>77.8176475441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8.36707198338437" calcext:value-type="float">
            <text:p>8.3670719834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6.44971845541222" calcext:value-type="float">
            <text:p>6.4497184554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1.5905386371006" calcext:value-type="float">
            <text:p>21.590538637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9.576931644816" calcext:value-type="float">
            <text:p>19.5769316448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8.76037346990206" calcext:value-type="float">
            <text:p>8.7603734699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3.09078576917746" calcext:value-type="float">
            <text:p>3.0907857692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4.86749625526615" calcext:value-type="float">
            <text:p>4.8674962553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6.78659178134708" calcext:value-type="float">
            <text:p>6.7865917813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29.8590599068684" calcext:value-type="float">
            <text:p>29.8590599069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8.95208240949693" calcext:value-type="float">
            <text:p>8.9520824095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9.82474276248341" calcext:value-type="float">
            <text:p>9.8247427625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2.97032482333153" calcext:value-type="float">
            <text:p>2.9703248233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66.2464517586894" calcext:value-type="float">
            <text:p>66.2464517587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4.46418909028239" calcext:value-type="float">
            <text:p>4.4641890903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4.18650449918021" calcext:value-type="float">
            <text:p>4.1865044992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23.125342328818" calcext:value-type="float">
            <text:p>23.1253423288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3.25922381621226" calcext:value-type="float">
            <text:p>3.2592238162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8.0472017119785" calcext:value-type="float">
            <text:p>18.047201712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0.543707628762765" calcext:value-type="float">
            <text:p>0.5437076288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34.4148247987606" calcext:value-type="float">
            <text:p>34.4148247988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0.0963905087695518" calcext:value-type="float">
            <text:p>0.0963905088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4.14565557351972" calcext:value-type="float">
            <text:p>4.1456555735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5.67588094726535" calcext:value-type="float">
            <text:p>5.6758809473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29.1545370196992" calcext:value-type="float">
            <text:p>29.1545370197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0.0124197659555255" calcext:value-type="float">
            <text:p>0.01241976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4.78197313680917" calcext:value-type="float">
            <text:p>4.7819731368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1.88196551339866" calcext:value-type="float">
            <text:p>1.8819655134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.50489264917328" calcext:value-type="float">
            <text:p>1.5048926492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0.4161760239835" calcext:value-type="float">
            <text:p>10.416176024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3.75030253335112" calcext:value-type="float">
            <text:p>3.7503025334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8.44840593678584" calcext:value-type="float">
            <text:p>8.4484059368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0.389891038571936" calcext:value-type="float">
            <text:p>0.3898910386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7.93488078618496" calcext:value-type="float">
            <text:p>7.9348807862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.62124771236884" calcext:value-type="float">
            <text:p>1.6212477124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5.46341259684518" calcext:value-type="float">
            <text:p>5.4634125968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0.425100933530152" calcext:value-type="float">
            <text:p>0.4251009335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7.35224259092704" calcext:value-type="float">
            <text:p>7.3522425909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8.2096244690968" calcext:value-type="float">
            <text:p>18.2096244691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9.2359126546683" calcext:value-type="float">
            <text:p>19.2359126547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0.830090886798334" calcext:value-type="float">
            <text:p>0.8300908868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.50684781991803" calcext:value-type="float">
            <text:p>2.5068478199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3.96037650751429" calcext:value-type="float">
            <text:p>3.9603765075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.18946347918304" calcext:value-type="float">
            <text:p>6.1894634792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4.2724837551196" calcext:value-type="float">
            <text:p>14.2724837551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2.9044231400957" calcext:value-type="float">
            <text:p>12.9044231401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24.9856984163191" calcext:value-type="float">
            <text:p>24.9856984163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.70714434514327" calcext:value-type="float">
            <text:p>1.7071443451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0.3351608641399" calcext:value-type="float">
            <text:p>10.3351608641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3.56371022834405" calcext:value-type="float">
            <text:p>3.5637102283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3.3817015062896" calcext:value-type="float">
            <text:p>3.3817015063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5.324405612287" calcext:value-type="float">
            <text:p>15.3244056123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30.8871211165535" calcext:value-type="float">
            <text:p>30.887121116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float" office:value="0.0603007912349562" calcext:value-type="float">
            <text:p>0.0603007912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float" office:value="1.97865225905215" calcext:value-type="float">
            <text:p>1.9786522591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float" office:value="5.85886136074141" calcext:value-type="float">
            <text:p>5.858861360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80.2304142094633" calcext:value-type="float">
            <text:p>80.2304142095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1.84692568890258" calcext:value-type="float">
            <text:p>1.8469256889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83])" office:value-type="float" office:value="9.33271787245851" calcext:value-type="float">
            <text:p>9.3327178725</text:p>
          </table:table-cell>
        </table:table-row>
        <table:table-row table:style-name="ro1">
          <table:table-cell/>
          <table:table-cell office:value-type="string" calcext:value-type="string">
            <text:p>St. Dev</text:p>
          </table:table-cell>
          <table:table-cell table:formula="of:=STDEV([.C2:.C183])" office:value-type="float" office:value="12.1321543405763" calcext:value-type="float">
            <text:p>12.1321543406</text:p>
          </table:table-cell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2:.C183])" office:value-type="float" office:value="5.73668120213385" calcext:value-type="float">
            <text:p>5.736681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15:26.864667687</dc:date>
    <meta:editing-duration>PT10M34S</meta:editing-duration>
    <meta:editing-cycles>1</meta:editing-cycles>
    <meta:document-statistic meta:table-count="1" meta:cell-count="554" meta:object-count="0"/>
    <meta:generator>LibreOffice/5.1.6.2$Linux_X86_64 LibreOffice_project/10m0$Build-2</meta:generator>
  </office:meta>
</office:document-meta>
</file>